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7547" officeooo:paragraph-rsid="00017547"/>
    </style:style>
    <style:style style:name="P2" style:family="paragraph" style:parent-style-name="Standard">
      <style:text-properties officeooo:rsid="00017547" officeooo:paragraph-rsid="0004d960"/>
    </style:style>
    <style:style style:name="P3" style:family="paragraph" style:parent-style-name="Standard">
      <style:text-properties officeooo:rsid="00017547" officeooo:paragraph-rsid="00054fa6"/>
    </style:style>
    <style:style style:name="P4" style:family="paragraph" style:parent-style-name="Standard">
      <style:text-properties officeooo:rsid="00017547" officeooo:paragraph-rsid="00065ffa"/>
    </style:style>
    <style:style style:name="P5" style:family="paragraph" style:parent-style-name="Standard">
      <style:text-properties officeooo:rsid="00017547" officeooo:paragraph-rsid="00081940"/>
    </style:style>
    <style:style style:name="P6" style:family="paragraph" style:parent-style-name="Standard">
      <style:text-properties officeooo:rsid="00017547" officeooo:paragraph-rsid="000a25f0"/>
    </style:style>
    <style:style style:name="P7" style:family="paragraph" style:parent-style-name="Standard">
      <style:text-properties officeooo:rsid="00017547" officeooo:paragraph-rsid="000eb9ba"/>
    </style:style>
    <style:style style:name="P8" style:family="paragraph" style:parent-style-name="Standard">
      <style:text-properties officeooo:rsid="00017547" officeooo:paragraph-rsid="000ed49a"/>
    </style:style>
    <style:style style:name="P9" style:family="paragraph" style:parent-style-name="Standard">
      <style:text-properties officeooo:rsid="00017547" officeooo:paragraph-rsid="000ef400"/>
    </style:style>
    <style:style style:name="P10" style:family="paragraph" style:parent-style-name="Standard">
      <style:text-properties officeooo:rsid="00017547" officeooo:paragraph-rsid="000f2fb8"/>
    </style:style>
    <style:style style:name="P11" style:family="paragraph" style:parent-style-name="Standard">
      <style:text-properties officeooo:rsid="00017547" officeooo:paragraph-rsid="000fe2a4"/>
    </style:style>
    <style:style style:name="P12" style:family="paragraph" style:parent-style-name="Standard">
      <style:text-properties officeooo:paragraph-rsid="00017547"/>
    </style:style>
    <style:style style:name="P13" style:family="paragraph" style:parent-style-name="Standard">
      <style:text-properties officeooo:rsid="0004d960" officeooo:paragraph-rsid="0004d960"/>
    </style:style>
    <style:style style:name="P14" style:family="paragraph" style:parent-style-name="Standard">
      <style:text-properties officeooo:paragraph-rsid="0004d960"/>
    </style:style>
    <style:style style:name="P15" style:family="paragraph" style:parent-style-name="Standard">
      <style:text-properties officeooo:paragraph-rsid="00054fa6"/>
    </style:style>
    <style:style style:name="P16" style:family="paragraph" style:parent-style-name="Standard">
      <style:text-properties officeooo:paragraph-rsid="00065ffa"/>
    </style:style>
    <style:style style:name="P17" style:family="paragraph" style:parent-style-name="Standard">
      <style:text-properties officeooo:paragraph-rsid="00081940"/>
    </style:style>
    <style:style style:name="P18" style:family="paragraph" style:parent-style-name="Standard">
      <style:text-properties officeooo:paragraph-rsid="000a25f0"/>
    </style:style>
    <style:style style:name="P19" style:family="paragraph" style:parent-style-name="Standard">
      <style:text-properties officeooo:paragraph-rsid="000ed49a"/>
    </style:style>
    <style:style style:name="P20" style:family="paragraph" style:parent-style-name="Standard">
      <style:text-properties officeooo:paragraph-rsid="000f2fb8"/>
    </style:style>
    <style:style style:name="P21" style:family="paragraph" style:parent-style-name="Standard">
      <style:text-properties officeooo:paragraph-rsid="000fe2a4"/>
    </style:style>
    <style:style style:name="T1" style:family="text">
      <style:text-properties officeooo:rsid="00017547"/>
    </style:style>
    <style:style style:name="T2" style:family="text">
      <style:text-properties officeooo:rsid="0004d960"/>
    </style:style>
    <style:style style:name="T3" style:family="text">
      <style:text-properties officeooo:rsid="00054fa6"/>
    </style:style>
    <style:style style:name="T4" style:family="text">
      <style:text-properties officeooo:rsid="00065ffa"/>
    </style:style>
    <style:style style:name="T5" style:family="text">
      <style:text-properties officeooo:rsid="00081940"/>
    </style:style>
    <style:style style:name="T6" style:family="text">
      <style:text-properties officeooo:rsid="000f2f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\item Choose the right word to the place of three dots (\ldots):</text:p>
      <text:p text:style-name="P1"/>
      <text:p text:style-name="P1">System calls mostly accessed by programs via (\ldots) rather than direct system calls use:</text:p>
      <text:p text:style-name="P1"/>
      <text:p text:style-name="P1">\begin{enumerate}[label=\alph*)]</text:p>
      <text:p text:style-name="P1"/>
      <text:p text:style-name="P1">\item API (Application Programming Interface)</text:p>
      <text:p text:style-name="P1">\item GUI (Graphical User Interface)</text:p>
      <text:p text:style-name="P1">\item CLI (Command Line Interface)</text:p>
      <text:p text:style-name="P1"/>
      <text:p text:style-name="P1">\end{enumerate}</text:p>
      <text:p text:style-name="P1"/>
      <text:p text:style-name="P1">How can the parameters of system calls be passed?</text:p>
      <text:p text:style-name="P1"/>
      <text:p text:style-name="P1">\begin{enumerate}[label=\Roman*.]</text:p>
      <text:p text:style-name="P1"/>
      <text:p text:style-name="P1">\item directly in registers;</text:p>
      <text:p text:style-name="P12"><text:span text:style-name="T1">\item being stored in a block, or table, in memory; after that, address of the block or table is sent indirectly in registers;</text:span></text:p>
      <text:p text:style-name="P12"><text:span text:style-name="T1">\item Being pushed on the stack and popped of the stack by Operating systems.</text:span></text:p>
      <text:p text:style-name="P12"/>
      <text:p text:style-name="P1">\end{enumerate}</text:p>
      <text:p text:style-name="P1"/>
      <text:p text:style-name="P1">\begin{enumerate}[label=\alph*)]</text:p>
      <text:p text:style-name="P1"/>
      <text:p text:style-name="P1">\item I, II</text:p>
      <text:p text:style-name="P12"><text:span text:style-name="T1">\item II, III</text:span></text:p>
      <text:p text:style-name="P12"><text:span text:style-name="T1">\item I, II, III</text:span></text:p>
      <text:p text:style-name="P1">\item I, III</text:p>
      <text:p text:style-name="P1"/>
      <text:p text:style-name="P1">\end{enumerate}</text:p>
      <text:p text:style-name="P1"/>
      <text:p text:style-name="P2">\item Choose the right word to the place of three dots (\ldots):</text:p>
      <text:p text:style-name="P2"/>
      <text:p text:style-name="P13"><text:span text:style-name="T1">\ldots calls </text:span>provide a convenient environment for program development and execution. </text:p>
      <text:p text:style-name="P13"/>
      <text:p text:style-name="P2">\begin{enumerate}[label=\alph*)]</text:p>
      <text:p text:style-name="P2"/>
      <text:p text:style-name="P14"><text:span text:style-name="T1">\item System calls</text:span></text:p>
      <text:p text:style-name="P14"><text:span text:style-name="T1">\item System programs</text:span></text:p>
      <text:p text:style-name="P14"><text:span text:style-name="T1">\item System processes</text:span></text:p>
      <text:p text:style-name="P2"/>
      <text:p text:style-name="P2">\end{enumerate}</text:p>
      <text:p text:style-name="P2"/>
      <text:p text:style-name="P3">\item Choose the right word to the place of three dots (\ldots):</text:p>
      <text:p text:style-name="P3"/>
      <text:p text:style-name="P15"><text:span text:style-name="T3">In \ldots Operating System structure, communication takes place between user modules using message passing.</text:span></text:p>
      <text:p text:style-name="P15"/>
      <text:p text:style-name="P15"><text:span text:style-name="T1">\begin{enumerate}[label=\alph*)]</text:span></text:p>
      <text:p text:style-name="P3"/>
      <text:p text:style-name="P15"><text:span text:style-name="T1">\item Monolithic</text:span></text:p>
      <text:p text:style-name="P15"><text:soft-page-break/><text:span text:style-name="T1">\item Modular</text:span></text:p>
      <text:p text:style-name="P15"><text:span text:style-name="T1">\item Microkernel</text:span></text:p>
      <text:p text:style-name="P3"/>
      <text:p text:style-name="P3">\end{enumerate}</text:p>
      <text:p text:style-name="P3"/>
      <text:p text:style-name="P3">\item Choose the right word to the place of three dots (\ldots):</text:p>
      <text:p text:style-name="P3"/>
      <text:p text:style-name="P15"><text:span text:style-name="T3">In \ldots Operating System structure, system programs and kernel are separated. Additionally, the system might be divided into layers; higher layers might use only the functions (operations) of lower layers.</text:span></text:p>
      <text:p text:style-name="P15"/>
      <text:p text:style-name="P15"><text:span text:style-name="T1">\begin{enumerate}[label=\alph*)]</text:span></text:p>
      <text:p text:style-name="P3"/>
      <text:p text:style-name="P15"><text:span text:style-name="T1">\item Monolithic</text:span></text:p>
      <text:p text:style-name="P15"><text:span text:style-name="T1">\item Modular</text:span></text:p>
      <text:p text:style-name="P15"><text:span text:style-name="T1">\item Microkernel</text:span></text:p>
      <text:p text:style-name="P3"/>
      <text:p text:style-name="P3">\end{enumerate}</text:p>
      <text:p text:style-name="P3"/>
      <text:p text:style-name="P4">\item Choose the right word to the place of three dots (\ldots):</text:p>
      <text:p text:style-name="P4"/>
      <text:p text:style-name="P16"><text:span text:style-name="T3">In \ldots Operating System structure, all parts of the system implemented together.</text:span></text:p>
      <text:p text:style-name="P16"/>
      <text:p text:style-name="P16"><text:span text:style-name="T1">\begin{enumerate}[label=\alph*)]</text:span></text:p>
      <text:p text:style-name="P4"/>
      <text:p text:style-name="P16"><text:span text:style-name="T1">\item Monolithic</text:span></text:p>
      <text:p text:style-name="P16"><text:span text:style-name="T1">\item Modular</text:span></text:p>
      <text:p text:style-name="P16"><text:span text:style-name="T1">\item Microkernel</text:span></text:p>
      <text:p text:style-name="P4"/>
      <text:p text:style-name="P4">\end{enumerate}</text:p>
      <text:p text:style-name="P4"/>
      <text:p text:style-name="P5">\item Choose the right word to the place of three dots (\ldots):</text:p>
      <text:p text:style-name="P5"/>
      <text:p text:style-name="P17"><text:span text:style-name="T3">\ldots is finding and fixing errors.</text:span></text:p>
      <text:p text:style-name="P17"/>
      <text:p text:style-name="P17"><text:span text:style-name="T1">\begin{enumerate}[label=\alph*)]</text:span></text:p>
      <text:p text:style-name="P5"/>
      <text:p text:style-name="P17"><text:span text:style-name="T1">\item Profiling</text:span></text:p>
      <text:p text:style-name="P17"><text:span text:style-name="T1">\item Debugging</text:span></text:p>
      <text:p text:style-name="P17"><text:span text:style-name="T1">\item Logging</text:span></text:p>
      <text:p text:style-name="P5"/>
      <text:p text:style-name="P5">\end{enumerate}</text:p>
      <text:p text:style-name="P5"/>
      <text:p text:style-name="P7">\item Choose the right word to the place of three dots (\ldots):</text:p>
      <text:p text:style-name="P5"/>
      <text:p text:style-name="P18"><text:span text:style-name="T3">\ldots </text:span>is periodic sampling of instruction pointer to look for statistical trends.</text:p>
      <text:p text:style-name="P18"/>
      <text:p text:style-name="P18"><text:span text:style-name="T1">\begin{enumerate}[label=\alph*)]</text:span></text:p>
      <text:p text:style-name="P6"/>
      <text:p text:style-name="P18"><text:span text:style-name="T1">\item Profiling</text:span></text:p>
      <text:p text:style-name="P18"><text:span text:style-name="T1">\item Debugging</text:span></text:p>
      <text:p text:style-name="P18"><text:span text:style-name="T1">\item Logging</text:span></text:p>
      <text:p text:style-name="P6"><text:soft-page-break/></text:p>
      <text:p text:style-name="P6">\end{enumerate}</text:p>
      <text:p text:style-name="P6"/>
      <text:p text:style-name="P8">\item Choose the right word to the place of three dots (\ldots):</text:p>
      <text:p text:style-name="P8"/>
      <text:p text:style-name="P8"><text:span text:style-name="T3">\ldots</text:span> program obtains information concerning the specific configuration of the hardware system.</text:p>
      <text:p text:style-name="P8"/>
      <text:p text:style-name="P19"><text:span text:style-name="T1">\begin{enumerate}[label=\alph*)]</text:span></text:p>
      <text:p text:style-name="P8"/>
      <text:p text:style-name="P19"><text:span text:style-name="T1">\item SYSGEN</text:span></text:p>
      <text:p text:style-name="P19"><text:span text:style-name="T1">\item Bootstrap</text:span></text:p>
      <text:p text:style-name="P19"><text:span text:style-name="T1">\item BIOS</text:span></text:p>
      <text:p text:style-name="P8"/>
      <text:p text:style-name="P8">\end{enumerate}</text:p>
      <text:p text:style-name="P8"/>
      <text:p text:style-name="P9">\item Choose the right word<text:span text:style-name="T6">s</text:span> to the place of three dots (\ldots):</text:p>
      <text:p text:style-name="P8"><text:line-break/>Small piece of code – bootstrap loader, stored in ... locates the kernel, loads it into memory, and starts it.</text:p>
      <text:p text:style-name="P8"/>
      <text:p text:style-name="P10">\begin{enumerate}[label=\Roman*.]</text:p>
      <text:p text:style-name="P10"/>
      <text:p text:style-name="P20"><text:span text:style-name="T1">\item ROM</text:span></text:p>
      <text:p text:style-name="P20"><text:span text:style-name="T1">\item EEPROM</text:span></text:p>
      <text:p text:style-name="P20"/>
      <text:p text:style-name="P10">\end{enumerate}</text:p>
      <text:p text:style-name="P10"/>
      <text:p text:style-name="P21"><text:span text:style-name="T1">\begin{enumerate}[label=\alph*)]</text:span></text:p>
      <text:p text:style-name="P11"/>
      <text:p text:style-name="P21"><text:span text:style-name="T1">\item I</text:span></text:p>
      <text:p text:style-name="P21"><text:span text:style-name="T1">\item I, II</text:span></text:p>
      <text:p text:style-name="P21"><text:span text:style-name="T1">\item II</text:span></text:p>
      <text:p text:style-name="P11"/>
      <text:p text:style-name="P11">\end{enumerate}</text:p>
      <text:p text:style-name="P1"/>
      <text:p text:style-name="P12"><text:span text:style-name="T1">\begin{enumerate}[label=\arabic*)]<text:line-break/><text:line-break/>\item a<text:line-break/>\item c<text:line-break/>\item b<text:line-break/>\item c<text:line-break/>\item b<text:line-break/>\item a<text:line-break/>\item b<text:line-break/>\item a<text:line-break/>\item a<text:line-break/>\item 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7T13:48:52.654000000</meta:creation-date>
    <meta:generator>LibreOffice/6.3.1.2$Windows_x86 LibreOffice_project/b79626edf0065ac373bd1df5c28bd630b4424273</meta:generator>
    <dc:date>2019-10-27T14:21:01.765000000</dc:date>
    <meta:editing-duration>PT32M2S</meta:editing-duration>
    <meta:editing-cycles>18</meta:editing-cycles>
    <meta:document-statistic meta:table-count="0" meta:image-count="0" meta:object-count="0" meta:page-count="3" meta:paragraph-count="80" meta:word-count="417" meta:character-count="2971" meta:non-whitespace-character-count="2630"/>
  </office:meta>
</office:document-meta>
</file>